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writing-mode="lr-tb"/>
      <style:text-properties style:font-name="Calibri" fo:font-weight="bold" officeooo:rsid="00036fe9" officeooo:paragraph-rsid="00036fe9" style:font-weight-asian="bold" style:font-weight-complex="bold"/>
    </style:style>
    <style:style style:name="P2" style:family="paragraph" style:parent-style-name="Text_20_body" style:list-style-name="L1">
      <style:paragraph-properties style:writing-mode="lr-tb"/>
      <style:text-properties style:font-name="Calibri" fo:font-weight="bold" officeooo:rsid="00036fe9" officeooo:paragraph-rsid="00042c4a" style:font-weight-asian="bold" style:font-weight-complex="bold"/>
    </style:style>
    <style:style style:name="P3" style:family="paragraph" style:parent-style-name="Text_20_body" style:list-style-name="L1">
      <style:paragraph-properties style:writing-mode="lr-tb"/>
      <style:text-properties style:font-name="Calibri" fo:font-weight="bold" officeooo:rsid="00042c4a" officeooo:paragraph-rsid="00042c4a" style:font-weight-asian="bold" style:font-weight-complex="bold"/>
    </style:style>
    <style:style style:name="P4" style:family="paragraph" style:parent-style-name="Text_20_body" style:list-style-name="L1">
      <style:paragraph-properties style:writing-mode="lr-tb"/>
      <style:text-properties style:font-name="Calibri" fo:font-weight="bold" officeooo:rsid="00042c4a" officeooo:paragraph-rsid="000a455f" style:font-weight-asian="bold" style:font-weight-complex="bold"/>
    </style:style>
    <style:style style:name="P5" style:family="paragraph" style:parent-style-name="Text_20_body">
      <style:paragraph-properties style:writing-mode="lr-tb"/>
      <style:text-properties style:font-name="Calibri" fo:font-weight="bold" officeooo:rsid="00042c4a" officeooo:paragraph-rsid="000a455f" style:font-weight-asian="bold" style:font-weight-complex="bold"/>
    </style:style>
    <style:style style:name="P6" style:family="paragraph" style:parent-style-name="Text_20_body" style:list-style-name="L1">
      <style:paragraph-properties style:writing-mode="lr-tb"/>
      <style:text-properties style:font-name="Calibri" fo:font-weight="bold" officeooo:rsid="00043e3f" officeooo:paragraph-rsid="00043e3f" style:font-weight-asian="bold" style:font-weight-complex="bold"/>
    </style:style>
    <style:style style:name="P7" style:family="paragraph" style:parent-style-name="Text_20_body" style:list-style-name="L1">
      <style:paragraph-properties style:writing-mode="lr-tb"/>
      <style:text-properties style:font-name="Calibri" fo:font-weight="bold" officeooo:rsid="00043e3f" officeooo:paragraph-rsid="000641f7" style:font-weight-asian="bold" style:font-weight-complex="bold"/>
    </style:style>
    <style:style style:name="P8" style:family="paragraph" style:parent-style-name="Text_20_body" style:list-style-name="L1">
      <style:paragraph-properties style:writing-mode="lr-tb"/>
      <style:text-properties style:font-name="Calibri" fo:font-weight="bold" officeooo:rsid="00059223" officeooo:paragraph-rsid="00059223" style:font-weight-asian="bold" style:font-weight-complex="bold"/>
    </style:style>
    <style:style style:name="P9" style:family="paragraph" style:parent-style-name="Text_20_body" style:list-style-name="L1">
      <style:paragraph-properties style:writing-mode="lr-tb"/>
      <style:text-properties style:font-name="Calibri" fo:font-weight="bold" officeooo:rsid="00063e75" officeooo:paragraph-rsid="00063e75" style:font-weight-asian="bold" style:font-weight-complex="bold"/>
    </style:style>
    <style:style style:name="P10" style:family="paragraph" style:parent-style-name="Text_20_body" style:list-style-name="L1">
      <style:paragraph-properties style:writing-mode="lr-tb"/>
      <style:text-properties style:font-name="Calibri" fo:font-weight="bold" officeooo:rsid="000641f7" officeooo:paragraph-rsid="000641f7" style:font-weight-asian="bold" style:font-weight-complex="bold"/>
    </style:style>
    <style:style style:name="P11" style:family="paragraph" style:parent-style-name="Text_20_body" style:list-style-name="L1">
      <style:paragraph-properties style:writing-mode="lr-tb"/>
      <style:text-properties style:font-name="Calibri" fo:font-weight="bold" officeooo:rsid="0007d7b5" officeooo:paragraph-rsid="0007d7b5" style:font-weight-asian="bold" style:font-weight-complex="bold"/>
    </style:style>
    <style:style style:name="P12" style:family="paragraph" style:parent-style-name="Text_20_body" style:list-style-name="L1">
      <style:paragraph-properties style:writing-mode="lr-tb"/>
      <style:text-properties style:font-name="Calibri" fo:font-weight="bold" officeooo:rsid="0007d7b5" officeooo:paragraph-rsid="000a455f" style:font-weight-asian="bold" style:font-weight-complex="bold"/>
    </style:style>
    <style:style style:name="P13" style:family="paragraph" style:parent-style-name="Text_20_body" style:list-style-name="L1">
      <style:paragraph-properties style:writing-mode="lr-tb"/>
      <style:text-properties style:font-name="Calibri" fo:font-weight="bold" officeooo:rsid="000a66f3" officeooo:paragraph-rsid="000a66f3" style:font-weight-asian="bold" style:font-weight-complex="bold"/>
    </style:style>
    <style:style style:name="P14" style:family="paragraph" style:parent-style-name="Text_20_body" style:list-style-name="L1">
      <style:paragraph-properties style:writing-mode="lr-tb"/>
      <style:text-properties style:font-name="Calibri" fo:font-weight="bold" officeooo:rsid="000b9c4b" officeooo:paragraph-rsid="000b9c4b" style:font-weight-asian="bold" style:font-weight-complex="bold"/>
    </style:style>
    <style:style style:name="P15" style:family="paragraph" style:parent-style-name="Text_20_body" style:list-style-name="L1">
      <style:paragraph-properties style:writing-mode="lr-tb"/>
      <style:text-properties style:font-name="Calibri" fo:font-weight="bold" officeooo:rsid="000bb1f2" officeooo:paragraph-rsid="000bb1f2" style:font-weight-asian="bold" style:font-weight-complex="bold"/>
    </style:style>
    <style:style style:name="P16" style:family="paragraph" style:parent-style-name="Text_20_body" style:list-style-name="L1">
      <style:paragraph-properties style:writing-mode="lr-tb"/>
      <style:text-properties style:font-name="Calibri" fo:font-weight="bold" officeooo:rsid="000cc9f3" officeooo:paragraph-rsid="000cc9f3" style:font-weight-asian="bold" style:font-weight-complex="bold"/>
    </style:style>
    <style:style style:name="P17" style:family="paragraph" style:parent-style-name="Text_20_body" style:list-style-name="L1">
      <style:paragraph-properties style:writing-mode="lr-tb"/>
      <style:text-properties style:font-name="Calibri" fo:font-weight="bold" officeooo:rsid="000ce2d2" officeooo:paragraph-rsid="000ce2d2" style:font-weight-asian="bold" style:font-weight-complex="bold"/>
    </style:style>
    <style:style style:name="P18" style:family="paragraph" style:parent-style-name="Text_20_body">
      <style:paragraph-properties style:writing-mode="lr-tb"/>
      <style:text-properties style:font-name="Calibri" fo:font-weight="normal" officeooo:rsid="0007d7b5" officeooo:paragraph-rsid="0007d7b5" style:font-weight-asian="normal" style:font-weight-complex="normal"/>
    </style:style>
    <style:style style:name="P19" style:family="paragraph" style:parent-style-name="Text_20_body">
      <style:paragraph-properties style:writing-mode="lr-tb"/>
      <style:text-properties style:font-name="Calibri" fo:font-weight="normal" officeooo:rsid="000a66f3" officeooo:paragraph-rsid="000a66f3" style:font-weight-asian="normal" style:font-weight-complex="normal"/>
    </style:style>
    <style:style style:name="P20" style:family="paragraph" style:parent-style-name="Heading_20_2">
      <style:paragraph-properties style:writing-mode="lr-tb"/>
    </style:style>
    <style:style style:name="P21" style:family="paragraph" style:parent-style-name="Heading_20_2">
      <style:paragraph-properties style:writing-mode="lr-tb"/>
      <style:text-properties officeooo:paragraph-rsid="00036fe9"/>
    </style:style>
    <style:style style:name="T1" style:family="text">
      <style:text-properties officeooo:rsid="00036fe9"/>
    </style:style>
    <style:style style:name="T2" style:family="text">
      <style:text-properties officeooo:rsid="00042c4a"/>
    </style:style>
    <style:style style:name="T3" style:family="text">
      <style:text-properties officeooo:rsid="000641f7"/>
    </style:style>
    <style:style style:name="T4" style:family="text">
      <style:text-properties officeooo:rsid="0008e41f"/>
    </style:style>
    <style:style style:name="T5" style:family="text">
      <style:text-properties officeooo:rsid="000a455f"/>
    </style:style>
    <style:style style:name="T6" style:family="text">
      <style:text-properties fo:font-weight="normal" officeooo:rsid="0008e41f" style:font-weight-asian="normal" style:font-weight-complex="normal"/>
    </style:style>
    <style:style style:name="T7" style:family="text">
      <style:text-properties fo:font-weight="normal" officeooo:rsid="0007d7b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ftware</text:h>
      <text:list xml:id="list3417739596680348810" text:style-name="L1">
        <text:list-item>
          <text:p text:style-name="P11">Stand der Anlage</text:p>
          <text:list>
            <text:list-item>
              <text:p text:style-name="P11">Jede Komponente ein Objekt</text:p>
              <text:list>
                <text:list-item>
                  <text:p text:style-name="P11">Baumstruktur</text:p>
                </text:list-item>
              </text:list>
            </text:list-item>
            <text:list-item>
              <text:p text:style-name="P11">Kommunikationsschnittstellen</text:p>
              <text:list>
                <text:list-item>
                  <text:p text:style-name="P11">CAN</text:p>
                </text:list-item>
                <text:list-item>
                  <text:p text:style-name="P11">TCP</text:p>
                </text:list-item>
                <text:list-item>
                  <text:p text:style-name="P11">Arduino</text:p>
                </text:list-item>
                <text:list-item>
                  <text:p text:style-name="P11">LPT1</text:p>
                </text:list-item>
                <text:list-item>
                  <text:p text:style-name="P15">Analog (Drumfeeder)</text:p>
                </text:list-item>
              </text:list>
            </text:list-item>
          </text:list>
        </text:list-item>
        <text:list-item>
          <text:p text:style-name="P1">Zielsetzung</text:p>
          <text:list>
            <text:list-item>
              <text:p text:style-name="P6">Erweiterung</text:p>
              <text:list>
                <text:list-item>
                  <text:p text:style-name="P1"><text:bookmark-start text:name="__DdeLink__7198_2023318627"/>Einfache Bedienung + Sichere Überwachung<text:bookmark-end text:name="__DdeLink__7198_2023318627"/></text:p>
                </text:list-item>
                <text:list-item>
                  <text:p text:style-name="P1">Gesamter Prozess + Einzelne Komponente</text:p>
                </text:list-item>
              </text:list>
            </text:list-item>
            <text:list-item>
              <text:p text:style-name="P6">Verbesserung</text:p>
              <text:list>
                <text:list-item>
                  <text:p text:style-name="P6">Prozess</text:p>
                </text:list-item>
              </text:list>
            </text:list-item>
          </text:list>
        </text:list-item>
        <text:list-item>
          <text:p text:style-name="P1">Einfache Bedienung + Sichere Überwachung → GUI</text:p>
          <text:list>
            <text:list-item>
              <text:p text:style-name="P1">Gesamter Prozess + Einzelne Komponente → Getrenntes Konzept</text:p>
            </text:list-item>
            <text:list-item>
              <text:p text:style-name="P1">Einfache Bedienung → Bisherige Funktionen durch Interaktive Elemente Abbilden u. erweitern</text:p>
              <text:list>
                <text:list-item>
                  <text:p text:style-name="P2">View Model <text:span text:style-name="T2">Controller Ansatz</text:span></text:p>
                  <text:list>
                    <text:list-item>
                      <text:p text:style-name="P3">Allg. Erklärung</text:p>
                    </text:list-item>
                    <text:list-item>
                      <text:p text:style-name="P3">Bisheriger Stand → Controller </text:p>
                      <text:list>
                        <text:list-item>
                          <text:p text:style-name="P2">Funktionsaufrufe</text:p>
                        </text:list-item>
                      </text:list>
                    </text:list-item>
                    <text:list-item>
                      <text:p text:style-name="P3">Bestehendes Objekt um Model erweitert</text:p>
                      <text:list>
                        <text:list-item>
                          <text:p text:style-name="P3">Sowohl Lowlevel (Winkel etc.)</text:p>
                        </text:list-item>
                        <text:list-item>
                          <text:p text:style-name="P3">Als auch Highlevel (State Object)</text:p>
                        </text:list-item>
                      </text:list>
                    </text:list-item>
                    <text:list-item>
                      <text:p text:style-name="P3">GUI → View</text:p>
                    </text:list-item>
                  </text:list>
                </text:list-item>
              </text:list>
            </text:list-item>
            <text:list-item>
              <text:p text:style-name="P1">Sichere Überwachung</text:p>
              <text:list>
                <text:list-item>
                  <text:p text:style-name="P1"><text:soft-page-break/>Bisheriger Stand</text:p>
                </text:list-item>
              </text:list>
            </text:list-item>
          </text:list>
        </text:list-item>
      </text:list>
      <text:p text:style-name="P18">Das bisherige Überwachungskonzept stützt sich auf drei Methoden zur Bestimmung des Anlangenzustands.</text:p>
      <text:list xml:id="list17412309531143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2">Interaktion mit den Objektrepräsentationen der Anlagenkomponenten</text:p>
                    </text:list-item>
                  </text:list>
                </text:list-item>
              </text:list>
            </text:list-item>
          </text:list>
        </text:list-item>
      </text:list>
      <text:p text:style-name="P19">Primär kann die Anlage über Iteraktion mit den Komponentenobjekten überwacht werden. </text:p>
      <text:list xml:id="list17412264794487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">Einfaches Textlogging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6">Sekundär werden über </text:span><text:span text:style-name="T7">ein rudimentäres </text:span><text:span text:style-name="T6">Loggingsystem Zustandsnachrichten </text:span><text:span text:style-name="T7">in der Matlabkonsole </text:span><text:span text:style-name="T6">wiedergegeben. SIEHE ABBILDUNG IRGENDWAS</text:span></text:p>
      <text:list xml:id="list1741223560808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bookmark-start text:name="__DdeLink__7201_2023318627"/>Nachteile<text:bookmark-end text:name="__DdeLink__7201_2023318627"/></text:p>
                          <text:list>
                            <text:list-item>
                              <text:p text:style-name="P4">Nicht Filterbar</text:p>
                            </text:list-item>
                            <text:list-item>
                              <text:p text:style-name="P4">Nicht Persistent</text:p>
                            </text:list-item>
                            <text:list-item>
                              <text:p text:style-name="P12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Visuelle Überwachung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5">Tertiär </text:span>wird die Anlage durch den Anlagenbenutzer visuell überwacht. </text:p>
      <text:list xml:id="list17412241705169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Nachteile</text:p>
                          <text:list>
                            <text:list-item>
                              <text:p text:style-name="P3">Anwesenhei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Dies erfordert die permanente Anwesenheit des Nutzers, wodurch das Betreiben der Anlage sehr Aufwandsintensiv ist.</text:p>
      <text:list xml:id="list17412387501130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Innere Zustände nicht erkennbar → Fehler Abwarte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Ebenso sind die <text:span text:style-name="T4">internen Zustände der Objektrepräsentationen und der Komponentensoftware selbst nicht direkt überwacht werden. Es ist somit erst das Auftreten eines Fehlers feststellbar, jedoch nicht das Auftreten seiner Ursache.</text:span></text:p>
      <text:list xml:id="list174121931562789" text:continue-numbering="true" text:style-name="L1">
        <text:list-item>
          <text:list>
            <text:list-item>
              <text:list>
                <text:list-item>
                  <text:p text:style-name="P3">Neuer Stand</text:p>
                  <text:list>
                    <text:list-item>
                      <text:p text:style-name="P3">Konzept verschiedener Detailierungstiefe</text:p>
                      <text:list>
                        <text:list-item>
                          <text:p text:style-name="P6">Logger</text:p>
                          <text:list>
                            <text:list-item>
                              <text:p text:style-name="P6">Ziel</text:p>
                              <text:list>
                                <text:list-item>
                                  <text:p text:style-name="P6">Konsole</text:p>
                                </text:list-item>
                                <text:list-item>
                                  <text:p text:style-name="P6">Datei</text:p>
                                </text:list-item>
                                <text:list-item>
                                  <text:p text:style-name="P6">Funktion (→ GUI/Tabelle)</text:p>
                                </text:list-item>
                              </text:list>
                            </text:list-item>
                            <text:list-item>
                              <text:p text:style-name="P6">Filterbarkeit</text:p>
                              <text:list>
                                <text:list-item>
                                  <text:p text:style-name="P6">Zeit</text:p>
                                </text:list-item>
                                <text:list-item>
                                  <text:p text:style-name="P6"><text:soft-page-break/>Level</text:p>
                                </text:list-item>
                                <text:list-item>
                                  <text:p text:style-name="P6">Ursprung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Zustandsüberwachung</text:p>
                          <text:list>
                            <text:list-item>
                              <text:p text:style-name="P6">Lampen</text:p>
                            </text:list-item>
                            <text:list-item>
                              <text:p text:style-name="P6">Stateobject</text:p>
                              <text:list>
                                <text:list-item>
                                  <text:p text:style-name="P6">Zustände</text:p>
                                </text:list-item>
                                <text:list-item>
                                  <text:p text:style-name="P6">Zustandsübergänge</text:p>
                                  <text:list>
                                    <text:list-item>
                                      <text:p text:style-name="P6">Erlaubte / Verbotene</text:p>
                                    </text:list-item>
                                    <text:list-item>
                                      <text:p text:style-name="P6">Maschinelle / Nutzer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">Trennung Erstellung / Initialisierung</text:p>
                              <text:list>
                                <text:list-item>
                                  <text:p text:style-name="P9">Überwachbarkeit während Initialisierung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Detailüberwachu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Verbesserung</text:p>
          <text:list>
            <text:list-item>
              <text:p text:style-name="P6">Prozessanalyse</text:p>
              <text:list>
                <text:list-item>
                  <text:p text:style-name="P6"><text:bookmark-start text:name="__DdeLink__7208_2023318627"/>Programmablaufplan des IST-Zustands<text:bookmark-end text:name="__DdeLink__7208_2023318627"/></text:p>
                  <text:list>
                    <text:list-item>
                      <text:p text:style-name="P6">Redundanz</text:p>
                    </text:list-item>
                    <text:list-item>
                      <text:p text:style-name="P8">Nicht definierte/abgefangene Fälle</text:p>
                    </text:list-item>
                  </text:list>
                </text:list-item>
                <text:list-item>
                  <text:p text:style-name="P10">Vereinfachter logischer Programmablaufplan</text:p>
                </text:list-item>
                <text:list-item>
                  <text:p text:style-name="P7">Programmablaufplan des <text:span text:style-name="T3">SOLL</text:span>-Zustands</text:p>
                </text:list-item>
              </text:list>
            </text:list-item>
            <text:list-item>
              <text:p text:style-name="P16">Roboter Bewegungskonzept</text:p>
              <text:list>
                <text:list-item>
                  <text:p text:style-name="P16">Problemstellung</text:p>
                  <text:list>
                    <text:list-item>
                      <text:p text:style-name="P16">Einfahren in gefährliche Positionen nicht verhindert</text:p>
                    </text:list-item>
                    <text:list-item>
                      <text:p text:style-name="P16">Schwere Nutzbarkeit durch freie Verfügbarkeit des Raumes</text:p>
                    </text:list-item>
                  </text:list>
                </text:list-item>
                <text:list-item>
                  <text:p text:style-name="P16">Lösung</text:p>
                  <text:list>
                    <text:list-item>
                      <text:p text:style-name="P17">Ebenenmodell </text:p>
                      <text:list>
                        <text:list-item>
                          <text:p text:style-name="P17">Einbeziehung Kopfdrehung (6 parameter, davon 4 fest)</text:p>
                        </text:list-item>
                        <text:list-item>
                          <text:p text:style-name="P17">Nur eine Bewegungsebene</text:p>
                          <text:list>
                            <text:list-item>
                              <text:p text:style-name="P17">Sonst nur vertikal</text:p>
                            </text:list-item>
                            <text:list-item>
                              <text:p text:style-name="P17">Definierte Bewegunge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Förderbandkalibrierung</text:p>
              <text:list>
                <text:list-item>
                  <text:p text:style-name="P17"><text:soft-page-break/>Zeugs</text:p>
                </text:list-item>
              </text:list>
            </text:list-item>
          </text:list>
        </text:list-item>
        <text:list-item>
          <text:p text:style-name="P8">Ausblick</text:p>
          <text:list>
            <text:list-item>
              <text:p text:style-name="P13">Ausbau Rückführgrößen von Anlagekomponenten</text:p>
            </text:list-item>
            <text:list-item>
              <text:p text:style-name="P13">Ausbau Messsensorik</text:p>
            </text:list-item>
            <text:list-item>
              <text:p text:style-name="P14">Ausarbeitung Sicherheitskonzept für unüberwachten Betrieb???</text:p>
            </text:list-item>
            <text:list-item>
              <text:p text:style-name="P8">Weitere Prozessanalyse</text:p>
            </text:list-item>
          </text:list>
        </text:list-item>
      </text:list>
      <text:h text:style-name="Heading_20_2" text:outline-level="2">Programmablaufplan des IST- Zustands</text:h>
      <text:h text:style-name="P21" text:outline-level="2"><text:span text:style-name="T1">Prozessoptimierung</text:span></text:h>
      <text:h text:style-name="P20" text:outline-level="2"><text:bookmark-start text:name="__DdeLink__7108_2023318627"/>Programmoptimierung<text:bookmark-end text:name="__DdeLink__7108_2023318627"/></text:h>
      <text:h text:style-name="Heading_20_2" text:outline-level="2">GU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18:16:52.963577903</meta:creation-date>
    <dc:date>2019-05-04T17:41:21.492133652</dc:date>
    <meta:editing-duration>PT26M4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4" meta:paragraph-count="94" meta:word-count="392" meta:character-count="2822" meta:non-whitespace-character-count="2602"/>
  </office:meta>
</office:document-meta>
</file>